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c0c0c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65cm" fo:min-width="0cm" draw:shadow="hidden"/>
    </style:style>
    <style:style style:name="gr4" style:family="graphic" style:parent-style-name="standard">
      <style:graphic-properties svg:stroke-width="0cm" svg:stroke-color="#333333" draw:marker-start-width="0.2cm" draw:marker-end-width="0.2cm" draw:fill="none" draw:fill-color="#c0c0c0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768cm" fo:min-width="2.638cm" draw:shadow="hidden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7" style:family="graphic" style:parent-style-name="standard">
      <style:graphic-properties svg:stroke-color="#808080" draw:marker-start="Rounded_20_short_20_Arrow" draw:marker-start-width="0cm" draw:marker-end="Rounded_20_short_20_Arrow" draw:marker-end-width="0.5cm" draw:fill="solid" draw:fill-color="#c0c0c0" draw:fill-image-width="0cm" draw:fill-image-height="0cm" draw:textarea-vertical-align="middle" draw:shadow="hidden"/>
    </style:style>
    <style:style style:name="gr8" style:family="graphic" style:parent-style-name="standard">
      <style:graphic-properties svg:stroke-color="#808080" draw:fill="solid" draw:fill-color="#c0c0c0" draw:fill-image-width="0cm" draw:fill-image-height="0cm" draw:textarea-vertical-align="middle" draw:shadow="hidden"/>
    </style:style>
    <style:style style:name="gr9" style:family="graphic" style:parent-style-name="standard">
      <style:graphic-properties svg:stroke-color="#808080" draw:marker-end="Arrow" draw:marker-end-width="0.5cm" draw:fill="solid" draw:fill-color="#c0c0c0" draw:fill-image-width="0cm" draw:fill-image-height="0cm" draw:textarea-vertical-align="middle" draw:shadow="hidden"/>
    </style:style>
    <style:style style:name="gr10" style:family="graphic" style:parent-style-name="standard">
      <style:graphic-properties svg:stroke-color="#808080" draw:marker-start="Arrow" draw:marker-start-width="0.5cm" draw:marker-end="Arrow" draw:marker-end-width="0cm" draw:fill="solid" draw:fill-color="#c0c0c0" draw:fill-image-width="0cm" draw:fill-image-height="0cm" draw:textarea-vertical-align="middle" draw:shadow="hidden"/>
    </style:style>
    <style:style style:name="co1" style:family="table-column">
      <style:table-column-properties style:column-width="4.555cm" style:use-optimal-column-width="false"/>
    </style:style>
    <style:style style:name="co2" style:family="table-column">
      <style:table-column-properties style:column-width="3.497cm" style:use-optimal-column-width="false"/>
    </style:style>
    <style:style style:name="co3" style:family="table-column">
      <style:table-column-properties style:column-width="3.694cm" style:use-optimal-column-width="false"/>
    </style:style>
    <style:style style:name="co4" style:family="table-column">
      <style:table-column-properties style:column-width="5.785cm" style:use-optimal-column-width="false"/>
    </style:style>
    <style:style style:name="ro1" style:family="table-row">
      <style:table-row-properties style:row-height="1.227cm"/>
    </style:style>
    <style:style style:name="ro2" style:family="table-row">
      <style:table-row-properties style:row-height="1.228cm"/>
    </style:style>
    <style:style style:name="ce1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xml:id="id2" draw:id="id2" draw:layer="layout" svg:width="5cm" svg:height="1.9cm" svg:x="7.5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2.97cm" svg:height="0.962cm" svg:x="8.53cm" svg:y="2.438cm">
            <draw:text-box>
              <text:p>COMUM</text:p>
            </draw:text-box>
          </draw:frame>
        </draw:g>
        <draw:g xml:id="id4" draw:id="id4">
          <draw:custom-shape draw:style-name="gr1" draw:text-style-name="P1" draw:layer="layout" svg:width="4.6cm" svg:height="1.3cm" svg:x="7.7cm" svg:y="9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3.499cm" svg:height="0.962cm" svg:x="8.301cm" svg:y="9.2cm">
            <draw:text-box>
              <text:p>DESPESA</text:p>
            </draw:text-box>
          </draw:frame>
        </draw:g>
        <draw:g xml:id="id5" draw:id="id5">
          <draw:custom-shape draw:style-name="gr4" draw:text-style-name="P1" draw:layer="layout" svg:width="5cm" svg:height="1.5cm" svg:x="10.5cm" svg:y="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3.486cm" svg:height="0.962cm" svg:x="11.564cm" svg:y="4.7cm">
            <draw:text-box>
              <text:p>RECEITA</text:p>
            </draw:text-box>
          </draw:frame>
        </draw:g>
        <draw:g xml:id="id3" draw:id="id3">
          <draw:custom-shape draw:style-name="gr1" draw:text-style-name="P1" draw:layer="layout" svg:width="5.4cm" svg:height="1.6cm" svg:x="14cm" svg:y="6.8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4.617cm" svg:height="0.962cm" svg:x="14.483cm" svg:y="7.2cm">
            <draw:text-box>
              <text:p>ORÇAMENTO</text:p>
            </draw:text-box>
          </draw:frame>
        </draw:g>
        <draw:g xml:id="id1" draw:id="id1">
          <draw:custom-shape draw:style-name="gr1" draw:text-style-name="P1" draw:layer="layout" svg:width="5.8cm" svg:height="1.5cm" svg:x="2cm" svg:y="4.9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4.63cm" svg:height="0.962cm" svg:x="2.27cm" svg:y="5.138cm">
            <draw:text-box>
              <text:p>TESOURARIA</text:p>
            </draw:text-box>
          </draw:frame>
        </draw:g>
        <draw:connector draw:style-name="gr7" draw:text-style-name="P1" draw:layer="layout" svg:x1="4.9cm" svg:y1="4.9cm" svg:x2="7.5cm" svg:y2="2.95cm" draw:start-shape="id1" draw:start-glue-point="0" draw:end-shape="id2" draw:end-glue-point="6" svg:d="m4900 4900v-1950h2600" svg:viewBox="0 0 2601 1951">
          <text:p/>
        </draw:connector>
        <draw:connector draw:style-name="gr8" draw:text-style-name="P1" draw:layer="layout" svg:x1="16.7cm" svg:y1="6.8cm" svg:x2="12.5cm" svg:y2="2.95cm" draw:start-shape="id3" draw:start-glue-point="0" draw:end-shape="id2" draw:end-glue-point="10" svg:d="m16700 6800v-3850h-4200" svg:viewBox="0 0 4201 3851">
          <text:p/>
        </draw:connector>
        <draw:connector draw:style-name="gr9" draw:text-style-name="P1" draw:layer="layout" svg:x1="4.9cm" svg:y1="6.4cm" svg:x2="7.7cm" svg:y2="9.65cm" draw:start-shape="id1" draw:start-glue-point="2" draw:end-shape="id4" draw:end-glue-point="3" svg:d="m4900 6400v3250h2800" svg:viewBox="0 0 2801 3251">
          <text:p/>
        </draw:connector>
        <draw:connector draw:style-name="gr9" draw:text-style-name="P1" draw:layer="layout" svg:x1="16.7cm" svg:y1="8.4cm" svg:x2="12.3cm" svg:y2="9.65cm" draw:start-shape="id3" draw:start-glue-point="2" draw:end-shape="id4" draw:end-glue-point="1" svg:d="m16700 8400v1250h-4400" svg:viewBox="0 0 4401 1251">
          <text:p/>
        </draw:connector>
        <draw:connector draw:style-name="gr7" draw:text-style-name="P1" draw:layer="layout" svg:x1="10cm" svg:y1="9cm" svg:x2="10cm" svg:y2="3.9cm" draw:start-shape="id4" draw:start-glue-point="0" draw:end-shape="id2" draw:end-glue-point="8" svg:d="m10000 9000v-5100" svg:viewBox="0 0 1 5101">
          <text:p/>
        </draw:connector>
        <draw:connector draw:style-name="gr10" draw:text-style-name="P1" draw:layer="layout" svg:x1="13cm" svg:y1="5.9cm" svg:x2="10cm" svg:y2="9cm" draw:start-shape="id5" draw:end-shape="id4" svg:d="m13000 5900v1550h-3000v1550" svg:viewBox="0 0 3001 3101">
          <text:p/>
        </draw:connector>
        <draw:frame draw:style-name="standard" draw:layer="layout" svg:width="17.53cm" svg:height="17.178cm" svg:x="1.884cm" svg:y="11.2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2">HERANÇAS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3">TESOURARIA</text:p>
              </table:table-cell>
              <table:table-cell>
                <text:p text:style-name="P3">RECEITA</text:p>
              </table:table-cell>
              <table:table-cell>
                <text:p text:style-name="P3">DESPESA</text:p>
              </table:table-cell>
              <table:table-cell>
                <text:p text:style-name="P3">ORÇAMENTO</text:p>
              </table:table-cell>
            </table:table-row>
            <table:table-row table:style-name="ro1" table:default-cell-style-name="ce2">
              <table:table-cell>
                <text:p text:style-name="P3">Ordem</text:p>
              </table:table-cell>
              <table:table-cell>
                <text:p text:style-name="P3">Cod.contab</text:p>
              </table:table-cell>
              <table:table-cell>
                <text:p text:style-name="P3">Faturas</text:p>
              </table:table-cell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ksana </meta:initial-creator>
    <meta:creation-date>2014-03-19T10:59:18</meta:creation-date>
    <dc:date>2014-03-19T11:30:51</dc:date>
    <dc:creator>aksana </dc:creator>
    <meta:editing-duration>PT1M10S</meta:editing-duration>
    <meta:editing-cycles>1</meta:editing-cycles>
    <meta:document-statistic meta:object-count="22"/>
    <meta:generator>LibreOffice/3.5$Linux_X86_64 LibreOffice_project/350m1$Build-2</meta:generator>
  </office:meta>
</office:document-meta>
</file>